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22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5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5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5496" calcext:value-type="float">
            <text:p>162.8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732" calcext:value-type="float">
            <text:p>161.4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3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2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3" calcext:value-type="float">
            <text:p>164.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1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1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9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4192" calcext:value-type="float">
            <text:p>164.6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9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8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62" calcext:value-type="float">
            <text:p>163.9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8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20968" calcext:value-type="float">
            <text:p>158.6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7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20968" calcext:value-type="float">
            <text:p>158.6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6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94" calcext:value-type="float">
            <text:p>162.8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6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82" calcext:value-type="float">
            <text:p>168.4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5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02728" calcext:value-type="float">
            <text:p>172.7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5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332" calcext:value-type="float">
            <text:p>152.2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436" calcext:value-type="float">
            <text:p>152.9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3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0528" calcext:value-type="float">
            <text:p>155.1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0088" calcext:value-type="float">
            <text:p>151.5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2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08704" calcext:value-type="float">
            <text:p>156.5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2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04616" calcext:value-type="float">
            <text:p>155.8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1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384" calcext:value-type="float">
            <text:p>179.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1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2000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9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8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7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6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548" calcext:value-type="float">
            <text:p>150.5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3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044" calcext:value-type="float">
            <text:p>163.5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2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9852" calcext:value-type="float">
            <text:p>155.7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6324" calcext:value-type="float">
            <text:p>155.4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90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7972" calcext:value-type="float">
            <text:p>157.7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9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06" calcext:value-type="float">
            <text:p>157.2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732" calcext:value-type="float">
            <text:p>161.4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908" calcext:value-type="float">
            <text:p>175.5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116" calcext:value-type="float">
            <text:p>176.9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4604" calcext:value-type="float">
            <text:p>170.2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6428" calcext:value-type="float">
            <text:p>156.1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08704" calcext:value-type="float">
            <text:p>156.5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8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06" calcext:value-type="float">
            <text:p>157.2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7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06" calcext:value-type="float">
            <text:p>157.2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9956" calcext:value-type="float">
            <text:p>156.4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036" calcext:value-type="float">
            <text:p>151.4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9372" calcext:value-type="float">
            <text:p>155.4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452" calcext:value-type="float">
            <text:p>150.4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954" calcext:value-type="float">
            <text:p>153.6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4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54" calcext:value-type="float">
            <text:p>149.8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3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286" calcext:value-type="float">
            <text:p>152.6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3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3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5196" calcext:value-type="float">
            <text:p>156.6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726238</text:p>
          </table:table-cell>
          <table:table-cell office:value-type="string" calcext:value-type="string">
            <text:p>198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